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1.401cm"/>
    </style:style>
    <style:style style:name="co2" style:family="table-column">
      <style:table-column-properties fo:break-before="auto" style:column-width="3.33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7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msterdam</text:p>
          </table:table-cell>
          <table:table-cell office:value-type="float" office:value="713.5215" calcext:value-type="float">
            <text:p>713.5215</text:p>
          </table:table-cell>
          <table:table-cell office:value-type="float" office:value="507.7825" calcext:value-type="float">
            <text:p>507.7825</text:p>
          </table:table-cell>
          <table:table-cell/>
          <table:table-cell office:value-type="float" office:value="4.895168" calcext:value-type="float">
            <text:p>4.895168</text:p>
          </table:table-cell>
          <table:table-cell office:value-type="float" office:value="52.370216" calcext:value-type="float">
            <text:p>52.370216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trecht</text:p>
          </table:table-cell>
          <table:table-cell office:value-type="float" office:value="769.4335" calcext:value-type="float">
            <text:p>769.4335</text:p>
          </table:table-cell>
          <table:table-cell office:value-type="float" office:value="620.9285" calcext:value-type="float">
            <text:p>620.9285</text:p>
          </table:table-cell>
          <table:table-cell office:value-type="string" calcext:value-type="string">
            <text:p>#eeb302</text:p>
          </table:table-cell>
          <table:table-cell office:value-type="float" office:value="5.12142" calcext:value-type="float">
            <text:p>5.12142</text:p>
          </table:table-cell>
          <table:table-cell office:value-type="float" office:value="52.090736" calcext:value-type="float">
            <text:p>52.090736</text:p>
          </table:table-cell>
          <table:table-cell table:formula="of:=&quot;      &lt;path style='stroke:&quot;&amp;[.E2]&amp;&quot;;marker-end:url(#triangle-&quot;&amp;[.A2]&amp;&quot;)' d='M &quot;&amp;[.C2]&amp;&quot;,&quot;&amp;[.D2]&amp;&quot; c 12.46321,-84.82004 100.34527,-84.94676 100.34527,-84.94676' /&gt;&quot;" office:value-type="string" office:string-value="      &lt;path style='stroke:#eeb302;marker-end:url(#triangle-1)' d='M 769.4335,620.9285 c 12.46321,-84.82004 100.34527,-84.94676 100.34527,-84.94676' /&gt;" calcext:value-type="string">
            <text:p><text:s text:c="6"/>&lt;path style='stroke:#eeb302;marker-end:url(#triangle-1)' d='M 769.4335,620.9285 c 12.46321,-84.82004 100.34527,-84.94676 100.34527,-84.94676' /&gt;</text:p>
          </table:table-cell>
          <table:table-cell table:formula="of:=&quot;    &lt;marker id='triangle-&quot;&amp;[.A2]&amp;&quot;' viewBox='0 0 10 10' refX='5' refY='5' markerUnits='strokeWidth' markerWidth='3' orient='auto' markerHeight='3'&gt;&lt;path d='M 0 0 L 10 5 L 0 10 z' fill='&quot;&amp;[.E2]&amp;&quot;' id='path1' /&gt;&lt;/marker&gt;&quot;" office:value-type="string" office:string-value="    &lt;marker id='triangle-1' viewBox='0 0 10 10' refX='5' refY='5' markerUnits='strokeWidth' markerWidth='3' orient='auto' markerHeight='3'&gt;&lt;path d='M 0 0 L 10 5 L 0 10 z' fill='#eeb302' id='path1' /&gt;&lt;/marker&gt;" calcext:value-type="string">
            <text:p><text:s text:c="4"/>&lt;marker id='triangle-1' viewBox='0 0 10 10' refX='5' refY='5' markerUnits='strokeWidth' markerWidth='3' orient='auto' markerHeight='3'&gt;&lt;path d='M 0 0 L 10 5 L 0 10 z' fill='#eeb302' id='path1' /&gt;&lt;/marker&gt;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russel</text:p>
          </table:table-cell>
          <table:table-cell office:value-type="float" office:value="562.2955" calcext:value-type="float">
            <text:p>562.2955</text:p>
          </table:table-cell>
          <table:table-cell office:value-type="float" office:value="1133.7425" calcext:value-type="float">
            <text:p>1133.7425</text:p>
          </table:table-cell>
          <table:table-cell office:value-type="string" calcext:value-type="string">
            <text:p>#003194</text:p>
          </table:table-cell>
          <table:table-cell office:value-type="float" office:value="4.351721" calcext:value-type="float">
            <text:p>4.351721</text:p>
          </table:table-cell>
          <table:table-cell office:value-type="float" office:value="50.850346" calcext:value-type="float">
            <text:p>50.850346</text:p>
          </table:table-cell>
          <table:table-cell table:formula="of:=&quot;      &lt;path style='stroke:&quot;&amp;[.E3]&amp;&quot;;marker-end:url(#triangle-&quot;&amp;[.A3]&amp;&quot;)' d='M &quot;&amp;[.C3]&amp;&quot;,&quot;&amp;[.D3]&amp;&quot; c 12.46321,-84.82004 100.34527,-84.94676 100.34527,-84.94676' /&gt;&quot;" office:value-type="string" office:string-value="      &lt;path style='stroke:#003194;marker-end:url(#triangle-2)' d='M 562.2955,1133.7425 c 12.46321,-84.82004 100.34527,-84.94676 100.34527,-84.94676' /&gt;" calcext:value-type="string">
            <text:p><text:s text:c="6"/>&lt;path style='stroke:#003194;marker-end:url(#triangle-2)' d='M 562.2955,1133.7425 c 12.46321,-84.82004 100.34527,-84.94676 100.34527,-84.94676' /&gt;</text:p>
          </table:table-cell>
          <table:table-cell table:formula="of:=&quot;    &lt;marker id='triangle-&quot;&amp;[.A3]&amp;&quot;' viewBox='0 0 10 10' refX='5' refY='5' markerUnits='strokeWidth' markerWidth='3' orient='auto' markerHeight='3'&gt;&lt;path d='M 0 0 L 10 5 L 0 10 z' fill='&quot;&amp;[.E3]&amp;&quot;' id='path1' /&gt;&lt;/marker&gt;&quot;" office:value-type="string" office:string-value="    &lt;marker id='triangle-2' viewBox='0 0 10 10' refX='5' refY='5' markerUnits='strokeWidth' markerWidth='3' orient='auto' markerHeight='3'&gt;&lt;path d='M 0 0 L 10 5 L 0 10 z' fill='#003194' id='path1' /&gt;&lt;/marker&gt;" calcext:value-type="string">
            <text:p><text:s text:c="4"/>&lt;marker id='triangle-2' viewBox='0 0 10 10' refX='5' refY='5' markerUnits='strokeWidth' markerWidth='3' orient='auto' markerHeight='3'&gt;&lt;path d='M 0 0 L 10 5 L 0 10 z' fill='#003194' id='path1' /&gt;&lt;/marker&gt;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uxembourg</text:p>
          </table:table-cell>
          <table:table-cell office:value-type="float" office:value="1037.8195" calcext:value-type="float">
            <text:p>1037.8195</text:p>
          </table:table-cell>
          <table:table-cell office:value-type="float" office:value="1649.0825" calcext:value-type="float">
            <text:p>1649.0825</text:p>
          </table:table-cell>
          <table:table-cell office:value-type="string" calcext:value-type="string">
            <text:p>#1ba5db</text:p>
          </table:table-cell>
          <table:table-cell office:value-type="float" office:value="6.12963" calcext:value-type="float">
            <text:p>6.12963</text:p>
          </table:table-cell>
          <table:table-cell office:value-type="float" office:value="49.610001" calcext:value-type="float">
            <text:p>49.610001</text:p>
          </table:table-cell>
          <table:table-cell table:formula="of:=&quot;      &lt;path style='stroke:&quot;&amp;[.E4]&amp;&quot;;marker-end:url(#triangle-&quot;&amp;[.A4]&amp;&quot;)' d='M &quot;&amp;[.C4]&amp;&quot;,&quot;&amp;[.D4]&amp;&quot; c 12.46321,-84.82004 100.34527,-84.94676 100.34527,-84.94676' /&gt;&quot;" office:value-type="string" office:string-value="      &lt;path style='stroke:#1ba5db;marker-end:url(#triangle-3)' d='M 1037.8195,1649.0825 c 12.46321,-84.82004 100.34527,-84.94676 100.34527,-84.94676' /&gt;" calcext:value-type="string">
            <text:p><text:s text:c="6"/>&lt;path style='stroke:#1ba5db;marker-end:url(#triangle-3)' d='M 1037.8195,1649.0825 c 12.46321,-84.82004 100.34527,-84.94676 100.34527,-84.94676' /&gt;</text:p>
          </table:table-cell>
          <table:table-cell table:formula="of:=&quot;    &lt;marker id='triangle-&quot;&amp;[.A4]&amp;&quot;' viewBox='0 0 10 10' refX='5' refY='5' markerUnits='strokeWidth' markerWidth='3' orient='auto' markerHeight='3'&gt;&lt;path d='M 0 0 L 10 5 L 0 10 z' fill='&quot;&amp;[.E4]&amp;&quot;' id='path1' /&gt;&lt;/marker&gt;&quot;" office:value-type="string" office:string-value="    &lt;marker id='triangle-3' viewBox='0 0 10 10' refX='5' refY='5' markerUnits='strokeWidth' markerWidth='3' orient='auto' markerHeight='3'&gt;&lt;path d='M 0 0 L 10 5 L 0 10 z' fill='#1ba5db' id='path1' /&gt;&lt;/marker&gt;" calcext:value-type="string">
            <text:p><text:s text:c="4"/>&lt;marker id='triangle-3' viewBox='0 0 10 10' refX='5' refY='5' markerUnits='strokeWidth' markerWidth='3' orient='auto' markerHeight='3'&gt;&lt;path d='M 0 0 L 10 5 L 0 10 z' fill='#1ba5db' id='path1' /&gt;&lt;/marker&gt;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eiden</text:p>
          </table:table-cell>
          <table:table-cell table:formula="of:=[.$C$18]+[.F5]*[.$C$19]" office:value-type="float" office:value="601.818760699926" calcext:value-type="float">
            <text:p>601.818760699926</text:p>
          </table:table-cell>
          <table:table-cell table:formula="of:=[.$D$18]+[.G5]*[.$D$19]" office:value-type="float" office:value="593.477691669432" calcext:value-type="float">
            <text:p>593.477691669432</text:p>
          </table:table-cell>
          <table:table-cell office:value-type="string" calcext:value-type="string">
            <text:p>#001158</text:p>
          </table:table-cell>
          <table:table-cell office:value-type="float" office:value="4.4908843" calcext:value-type="float">
            <text:p>4.4908843</text:p>
          </table:table-cell>
          <table:table-cell office:value-type="float" office:value="52.1594747" calcext:value-type="float">
            <text:p>52.1594747</text:p>
          </table:table-cell>
          <table:table-cell table:formula="of:=&quot;      &lt;path style='stroke:&quot;&amp;[.E5]&amp;&quot;;marker-end:url(#triangle-&quot;&amp;[.A5]&amp;&quot;)' d='M &quot;&amp;[.C5]&amp;&quot;,&quot;&amp;[.D5]&amp;&quot; c 12.46321,-84.82004 100.34527,-84.94676 100.34527,-84.94676' /&gt;&quot;" office:value-type="string" office:string-value="      &lt;path style='stroke:#001158;marker-end:url(#triangle-4)' d='M 601.818760699926,593.477691669432 c 12.46321,-84.82004 100.34527,-84.94676 100.34527,-84.94676' /&gt;" calcext:value-type="string">
            <text:p><text:s text:c="6"/>&lt;path style='stroke:#001158;marker-end:url(#triangle-4)' d='M 601.818760699926,593.477691669432 c 12.46321,-84.82004 100.34527,-84.94676 100.34527,-84.94676' /&gt;</text:p>
          </table:table-cell>
          <table:table-cell table:formula="of:=&quot;    &lt;marker id='triangle-&quot;&amp;[.A5]&amp;&quot;' viewBox='0 0 10 10' refX='5' refY='5' markerUnits='strokeWidth' markerWidth='3' orient='auto' markerHeight='3'&gt;&lt;path d='M 0 0 L 10 5 L 0 10 z' fill='&quot;&amp;[.E5]&amp;&quot;' id='path1' /&gt;&lt;/marker&gt;&quot;" office:value-type="string" office:string-value="    &lt;marker id='triangle-4' viewBox='0 0 10 10' refX='5' refY='5' markerUnits='strokeWidth' markerWidth='3' orient='auto' markerHeight='3'&gt;&lt;path d='M 0 0 L 10 5 L 0 10 z' fill='#001158' id='path1' /&gt;&lt;/marker&gt;" calcext:value-type="string">
            <text:p><text:s text:c="4"/>&lt;marker id='triangle-4' viewBox='0 0 10 10' refX='5' refY='5' markerUnits='strokeWidth' markerWidth='3' orient='auto' markerHeight='3'&gt;&lt;path d='M 0 0 L 10 5 L 0 10 z' fill='#001158' id='path1' /&gt;&lt;/marker&gt;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Eindhoven</text:p>
          </table:table-cell>
          <table:table-cell table:formula="of:=[.$C$18]+[.F6]*[.$C$19]" office:value-type="float" office:value="865.200672139994" calcext:value-type="float">
            <text:p>865.200672139994</text:p>
          </table:table-cell>
          <table:table-cell table:formula="of:=[.$D$18]+[.G6]*[.$D$19]" office:value-type="float" office:value="891.441684329748" calcext:value-type="float">
            <text:p>891.441684329748</text:p>
          </table:table-cell>
          <table:table-cell office:value-type="string" calcext:value-type="string">
            <text:p>#c81a1a</text:p>
          </table:table-cell>
          <table:table-cell office:value-type="float" office:value="5.478633" calcext:value-type="float">
            <text:p>5.478633</text:p>
          </table:table-cell>
          <table:table-cell office:value-type="float" office:value="51.4392648" calcext:value-type="float">
            <text:p>51.4392648</text:p>
          </table:table-cell>
          <table:table-cell table:formula="of:=&quot;      &lt;path style='stroke:&quot;&amp;[.E6]&amp;&quot;;marker-end:url(#triangle-&quot;&amp;[.A6]&amp;&quot;)' d='M &quot;&amp;[.C6]&amp;&quot;,&quot;&amp;[.D6]&amp;&quot; c 12.46321,-84.82004 100.34527,-84.94676 100.34527,-84.94676' /&gt;&quot;" office:value-type="string" office:string-value="      &lt;path style='stroke:#c81a1a;marker-end:url(#triangle-5)' d='M 865.200672139994,891.441684329748 c 12.46321,-84.82004 100.34527,-84.94676 100.34527,-84.94676' /&gt;" calcext:value-type="string">
            <text:p><text:s text:c="6"/>&lt;path style='stroke:#c81a1a;marker-end:url(#triangle-5)' d='M 865.200672139994,891.441684329748 c 12.46321,-84.82004 100.34527,-84.94676 100.34527,-84.94676' /&gt;</text:p>
          </table:table-cell>
          <table:table-cell table:formula="of:=&quot;    &lt;marker id='triangle-&quot;&amp;[.A6]&amp;&quot;' viewBox='0 0 10 10' refX='5' refY='5' markerUnits='strokeWidth' markerWidth='3' orient='auto' markerHeight='3'&gt;&lt;path d='M 0 0 L 10 5 L 0 10 z' fill='&quot;&amp;[.E6]&amp;&quot;' id='path1' /&gt;&lt;/marker&gt;&quot;" office:value-type="string" office:string-value="    &lt;marker id='triangle-5' viewBox='0 0 10 10' refX='5' refY='5' markerUnits='strokeWidth' markerWidth='3' orient='auto' markerHeight='3'&gt;&lt;path d='M 0 0 L 10 5 L 0 10 z' fill='#c81a1a' id='path1' /&gt;&lt;/marker&gt;" calcext:value-type="string">
            <text:p><text:s text:c="4"/>&lt;marker id='triangle-5' viewBox='0 0 10 10' refX='5' refY='5' markerUnits='strokeWidth' markerWidth='3' orient='auto' markerHeight='3'&gt;&lt;path d='M 0 0 L 10 5 L 0 10 z' fill='#c81a1a' id='path1' /&gt;&lt;/marker&gt;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roningen</text:p>
          </table:table-cell>
          <table:table-cell table:formula="of:=[.$C$18]+[.F7]*[.$C$19]" office:value-type="float" office:value="1155.68102484555" calcext:value-type="float">
            <text:p>1155.68102484555</text:p>
          </table:table-cell>
          <table:table-cell table:formula="of:=[.$D$18]+[.G7]*[.$D$19]" office:value-type="float" office:value="155.10574487317" calcext:value-type="float">
            <text:p>155.10574487317</text:p>
          </table:table-cell>
          <table:table-cell office:value-type="string" calcext:value-type="string">
            <text:p>#ee2425</text:p>
          </table:table-cell>
          <table:table-cell office:value-type="float" office:value="6.5680077" calcext:value-type="float">
            <text:p>6.5680077</text:p>
          </table:table-cell>
          <table:table-cell office:value-type="float" office:value="53.2190652" calcext:value-type="float">
            <text:p>53.2190652</text:p>
          </table:table-cell>
          <table:table-cell table:formula="of:=&quot;      &lt;path style='stroke:&quot;&amp;[.E7]&amp;&quot;;marker-end:url(#triangle-&quot;&amp;[.A7]&amp;&quot;)' d='M &quot;&amp;[.C7]&amp;&quot;,&quot;&amp;[.D7]&amp;&quot; c 12.46321,-84.82004 100.34527,-84.94676 100.34527,-84.94676' /&gt;&quot;" office:value-type="string" office:string-value="      &lt;path style='stroke:#ee2425;marker-end:url(#triangle-6)' d='M 1155.68102484555,155.10574487317 c 12.46321,-84.82004 100.34527,-84.94676 100.34527,-84.94676' /&gt;" calcext:value-type="string">
            <text:p><text:s text:c="6"/>&lt;path style='stroke:#ee2425;marker-end:url(#triangle-6)' d='M 1155.68102484555,155.10574487317 c 12.46321,-84.82004 100.34527,-84.94676 100.34527,-84.94676' /&gt;</text:p>
          </table:table-cell>
          <table:table-cell table:formula="of:=&quot;    &lt;marker id='triangle-&quot;&amp;[.A7]&amp;&quot;' viewBox='0 0 10 10' refX='5' refY='5' markerUnits='strokeWidth' markerWidth='3' orient='auto' markerHeight='3'&gt;&lt;path d='M 0 0 L 10 5 L 0 10 z' fill='&quot;&amp;[.E7]&amp;&quot;' id='path1' /&gt;&lt;/marker&gt;&quot;" office:value-type="string" office:string-value="    &lt;marker id='triangle-6' viewBox='0 0 10 10' refX='5' refY='5' markerUnits='strokeWidth' markerWidth='3' orient='auto' markerHeight='3'&gt;&lt;path d='M 0 0 L 10 5 L 0 10 z' fill='#ee2425' id='path1' /&gt;&lt;/marker&gt;" calcext:value-type="string">
            <text:p><text:s text:c="4"/>&lt;marker id='triangle-6' viewBox='0 0 10 10' refX='5' refY='5' markerUnits='strokeWidth' markerWidth='3' orient='auto' markerHeight='3'&gt;&lt;path d='M 0 0 L 10 5 L 0 10 z' fill='#ee2425' id='path1' /&gt;&lt;/marker&gt;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ijmegen</text:p>
          </table:table-cell>
          <table:table-cell table:formula="of:=[.$C$18]+[.F8]*[.$C$19]" office:value-type="float" office:value="961.281559953476" calcext:value-type="float">
            <text:p>961.281559953476</text:p>
          </table:table-cell>
          <table:table-cell table:formula="of:=[.$D$18]+[.G8]*[.$D$19]" office:value-type="float" office:value="724.584928158758" calcext:value-type="float">
            <text:p>724.584928158758</text:p>
          </table:table-cell>
          <table:table-cell office:value-type="string" calcext:value-type="string">
            <text:p>#1d1d1b</text:p>
          </table:table-cell>
          <table:table-cell office:value-type="float" office:value="5.8389606" calcext:value-type="float">
            <text:p>5.8389606</text:p>
          </table:table-cell>
          <table:table-cell office:value-type="float" office:value="51.8425749" calcext:value-type="float">
            <text:p>51.8425749</text:p>
          </table:table-cell>
          <table:table-cell table:formula="of:=&quot;      &lt;path style='stroke:&quot;&amp;[.E8]&amp;&quot;;marker-end:url(#triangle-&quot;&amp;[.A8]&amp;&quot;)' d='M &quot;&amp;[.C8]&amp;&quot;,&quot;&amp;[.D8]&amp;&quot; c 12.46321,-84.82004 100.34527,-84.94676 100.34527,-84.94676' /&gt;&quot;" office:value-type="string" office:string-value="      &lt;path style='stroke:#1d1d1b;marker-end:url(#triangle-7)' d='M 961.281559953476,724.584928158758 c 12.46321,-84.82004 100.34527,-84.94676 100.34527,-84.94676' /&gt;" calcext:value-type="string">
            <text:p><text:s text:c="6"/>&lt;path style='stroke:#1d1d1b;marker-end:url(#triangle-7)' d='M 961.281559953476,724.584928158758 c 12.46321,-84.82004 100.34527,-84.94676 100.34527,-84.94676' /&gt;</text:p>
          </table:table-cell>
          <table:table-cell table:formula="of:=&quot;    &lt;marker id='triangle-&quot;&amp;[.A8]&amp;&quot;' viewBox='0 0 10 10' refX='5' refY='5' markerUnits='strokeWidth' markerWidth='3' orient='auto' markerHeight='3'&gt;&lt;path d='M 0 0 L 10 5 L 0 10 z' fill='&quot;&amp;[.E8]&amp;&quot;' id='path1' /&gt;&lt;/marker&gt;&quot;" office:value-type="string" office:string-value="    &lt;marker id='triangle-7' viewBox='0 0 10 10' refX='5' refY='5' markerUnits='strokeWidth' markerWidth='3' orient='auto' markerHeight='3'&gt;&lt;path d='M 0 0 L 10 5 L 0 10 z' fill='#1d1d1b' id='path1' /&gt;&lt;/marker&gt;" calcext:value-type="string">
            <text:p><text:s text:c="4"/>&lt;marker id='triangle-7' viewBox='0 0 10 10' refX='5' refY='5' markerUnits='strokeWidth' markerWidth='3' orient='auto' markerHeight='3'&gt;&lt;path d='M 0 0 L 10 5 L 0 10 z' fill='#1d1d1b' id='path1' /&gt;&lt;/marker&gt;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Ghent</text:p>
          </table:table-cell>
          <table:table-cell table:formula="of:=[.$C$18]+[.F9]*[.$C$19]" office:value-type="float" office:value="397.599930591812" calcext:value-type="float">
            <text:p>397.599930591812</text:p>
          </table:table-cell>
          <table:table-cell table:formula="of:=[.$D$18]+[.G9]*[.$D$19]" office:value-type="float" office:value="1050.90368154447" calcext:value-type="float">
            <text:p>1050.90368154447</text:p>
          </table:table-cell>
          <table:table-cell office:value-type="string" calcext:value-type="string">
            <text:p>#0064cb</text:p>
          </table:table-cell>
          <table:table-cell office:value-type="float" office:value="3.7250121" calcext:value-type="float">
            <text:p>3.7250121</text:p>
          </table:table-cell>
          <table:table-cell office:value-type="float" office:value="51.0538286" calcext:value-type="float">
            <text:p>51.0538286</text:p>
          </table:table-cell>
          <table:table-cell table:formula="of:=&quot;      &lt;path style='stroke:&quot;&amp;[.E9]&amp;&quot;;marker-end:url(#triangle-&quot;&amp;[.A9]&amp;&quot;)' d='M &quot;&amp;[.C9]&amp;&quot;,&quot;&amp;[.D9]&amp;&quot; c 12.46321,-84.82004 100.34527,-84.94676 100.34527,-84.94676' /&gt;&quot;" office:value-type="string" office:string-value="      &lt;path style='stroke:#0064cb;marker-end:url(#triangle-8)' d='M 397.599930591812,1050.90368154447 c 12.46321,-84.82004 100.34527,-84.94676 100.34527,-84.94676' /&gt;" calcext:value-type="string">
            <text:p><text:s text:c="6"/>&lt;path style='stroke:#0064cb;marker-end:url(#triangle-8)' d='M 397.599930591812,1050.90368154447 c 12.46321,-84.82004 100.34527,-84.94676 100.34527,-84.94676' /&gt;</text:p>
          </table:table-cell>
          <table:table-cell table:formula="of:=&quot;    &lt;marker id='triangle-&quot;&amp;[.A9]&amp;&quot;' viewBox='0 0 10 10' refX='5' refY='5' markerUnits='strokeWidth' markerWidth='3' orient='auto' markerHeight='3'&gt;&lt;path d='M 0 0 L 10 5 L 0 10 z' fill='&quot;&amp;[.E9]&amp;&quot;' id='path1' /&gt;&lt;/marker&gt;&quot;" office:value-type="string" office:string-value="    &lt;marker id='triangle-8' viewBox='0 0 10 10' refX='5' refY='5' markerUnits='strokeWidth' markerWidth='3' orient='auto' markerHeight='3'&gt;&lt;path d='M 0 0 L 10 5 L 0 10 z' fill='#0064cb' id='path1' /&gt;&lt;/marker&gt;" calcext:value-type="string">
            <text:p><text:s text:c="4"/>&lt;marker id='triangle-8' viewBox='0 0 10 10' refX='5' refY='5' markerUnits='strokeWidth' markerWidth='3' orient='auto' markerHeight='3'&gt;&lt;path d='M 0 0 L 10 5 L 0 10 z' fill='#0064cb' id='path1' /&gt;&lt;/marker&gt;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Mons</text:p>
          </table:table-cell>
          <table:table-cell table:formula="of:=[.$C$18]+[.F10]*[.$C$19]" office:value-type="float" office:value="458.114760867455" calcext:value-type="float">
            <text:p>458.114760867455</text:p>
          </table:table-cell>
          <table:table-cell table:formula="of:=[.$D$18]+[.G10]*[.$D$19]" office:value-type="float" office:value="1298.66788559064" calcext:value-type="float">
            <text:p>1298.66788559064</text:p>
          </table:table-cell>
          <table:table-cell office:value-type="string" calcext:value-type="string">
            <text:p>#87a2ab</text:p>
          </table:table-cell>
          <table:table-cell office:value-type="float" office:value="3.951958" calcext:value-type="float">
            <text:p>3.951958</text:p>
          </table:table-cell>
          <table:table-cell office:value-type="float" office:value="50.4549568" calcext:value-type="float">
            <text:p>50.4549568</text:p>
          </table:table-cell>
          <table:table-cell table:formula="of:=&quot;      &lt;path style='stroke:&quot;&amp;[.E10]&amp;&quot;;marker-end:url(#triangle-&quot;&amp;[.A10]&amp;&quot;)' d='M &quot;&amp;[.C10]&amp;&quot;,&quot;&amp;[.D10]&amp;&quot; c 12.46321,-84.82004 100.34527,-84.94676 100.34527,-84.94676' /&gt;&quot;" office:value-type="string" office:string-value="      &lt;path style='stroke:#87a2ab;marker-end:url(#triangle-9)' d='M 458.114760867455,1298.66788559064 c 12.46321,-84.82004 100.34527,-84.94676 100.34527,-84.94676' /&gt;" calcext:value-type="string">
            <text:p><text:s text:c="6"/>&lt;path style='stroke:#87a2ab;marker-end:url(#triangle-9)' d='M 458.114760867455,1298.66788559064 c 12.46321,-84.82004 100.34527,-84.94676 100.34527,-84.94676' /&gt;</text:p>
          </table:table-cell>
          <table:table-cell table:formula="of:=&quot;    &lt;marker id='triangle-&quot;&amp;[.A10]&amp;&quot;' viewBox='0 0 10 10' refX='5' refY='5' markerUnits='strokeWidth' markerWidth='3' orient='auto' markerHeight='3'&gt;&lt;path d='M 0 0 L 10 5 L 0 10 z' fill='&quot;&amp;[.E10]&amp;&quot;' id='path1' /&gt;&lt;/marker&gt;&quot;" office:value-type="string" office:string-value="    &lt;marker id='triangle-9' viewBox='0 0 10 10' refX='5' refY='5' markerUnits='strokeWidth' markerWidth='3' orient='auto' markerHeight='3'&gt;&lt;path d='M 0 0 L 10 5 L 0 10 z' fill='#87a2ab' id='path1' /&gt;&lt;/marker&gt;" calcext:value-type="string">
            <text:p><text:s text:c="4"/>&lt;marker id='triangle-9' viewBox='0 0 10 10' refX='5' refY='5' markerUnits='strokeWidth' markerWidth='3' orient='auto' markerHeight='3'&gt;&lt;path d='M 0 0 L 10 5 L 0 10 z' fill='#87a2ab' id='path1' /&gt;&lt;/marker&gt;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Louvain</text:p>
          </table:table-cell>
          <table:table-cell table:formula="of:=[.$C$18]+[.F11]*[.$C$19]" office:value-type="float" office:value="657.890503603495" calcext:value-type="float">
            <text:p>657.890503603495</text:p>
          </table:table-cell>
          <table:table-cell table:formula="of:=[.$D$18]+[.G11]*[.$D$19]" office:value-type="float" office:value="1123.14989610039" calcext:value-type="float">
            <text:p>1123.14989610039</text:p>
          </table:table-cell>
          <table:table-cell office:value-type="string" calcext:value-type="string">
            <text:p>#00407a</text:p>
          </table:table-cell>
          <table:table-cell office:value-type="float" office:value="4.7011675" calcext:value-type="float">
            <text:p>4.7011675</text:p>
          </table:table-cell>
          <table:table-cell office:value-type="float" office:value="50.879202" calcext:value-type="float">
            <text:p>50.879202</text:p>
          </table:table-cell>
          <table:table-cell table:formula="of:=&quot;      &lt;path style='stroke:&quot;&amp;[.E11]&amp;&quot;;marker-end:url(#triangle-&quot;&amp;[.A11]&amp;&quot;)' d='M &quot;&amp;[.C11]&amp;&quot;,&quot;&amp;[.D11]&amp;&quot; c 12.46321,-84.82004 100.34527,-84.94676 100.34527,-84.94676' /&gt;&quot;" office:value-type="string" office:string-value="      &lt;path style='stroke:#00407a;marker-end:url(#triangle-10)' d='M 657.890503603495,1123.14989610039 c 12.46321,-84.82004 100.34527,-84.94676 100.34527,-84.94676' /&gt;" calcext:value-type="string">
            <text:p><text:s text:c="6"/>&lt;path style='stroke:#00407a;marker-end:url(#triangle-10)' d='M 657.890503603495,1123.14989610039 c 12.46321,-84.82004 100.34527,-84.94676 100.34527,-84.94676' /&gt;</text:p>
          </table:table-cell>
          <table:table-cell table:formula="of:=&quot;    &lt;marker id='triangle-&quot;&amp;[.A11]&amp;&quot;' viewBox='0 0 10 10' refX='5' refY='5' markerUnits='strokeWidth' markerWidth='3' orient='auto' markerHeight='3'&gt;&lt;path d='M 0 0 L 10 5 L 0 10 z' fill='&quot;&amp;[.E11]&amp;&quot;' id='path1' /&gt;&lt;/marker&gt;&quot;" office:value-type="string" office:string-value="    &lt;marker id='triangle-10' viewBox='0 0 10 10' refX='5' refY='5' markerUnits='strokeWidth' markerWidth='3' orient='auto' markerHeight='3'&gt;&lt;path d='M 0 0 L 10 5 L 0 10 z' fill='#00407a' id='path1' /&gt;&lt;/marker&gt;" calcext:value-type="string">
            <text:p><text:s text:c="4"/>&lt;marker id='triangle-10' viewBox='0 0 10 10' refX='5' refY='5' markerUnits='strokeWidth' markerWidth='3' orient='auto' markerHeight='3'&gt;&lt;path d='M 0 0 L 10 5 L 0 10 z' fill='#00407a' id='path1' /&gt;&lt;/marker&gt;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Louvain-la-Neuve</text:p>
          </table:table-cell>
          <table:table-cell table:formula="of:=[.$C$18]+[.F12]*[.$C$19]" office:value-type="float" office:value="634.349796015815" calcext:value-type="float">
            <text:p>634.349796015815</text:p>
          </table:table-cell>
          <table:table-cell table:formula="of:=[.$D$18]+[.G12]*[.$D$19]" office:value-type="float" office:value="1210.44478169211" calcext:value-type="float">
            <text:p>1210.44478169211</text:p>
          </table:table-cell>
          <table:table-cell office:value-type="string" calcext:value-type="string">
            <text:p>#002d60</text:p>
          </table:table-cell>
          <table:table-cell office:value-type="float" office:value="4.6128839" calcext:value-type="float">
            <text:p>4.6128839</text:p>
          </table:table-cell>
          <table:table-cell office:value-type="float" office:value="50.6682012" calcext:value-type="float">
            <text:p>50.6682012</text:p>
          </table:table-cell>
          <table:table-cell table:formula="of:=&quot;      &lt;path style='stroke:&quot;&amp;[.E12]&amp;&quot;;marker-end:url(#triangle-&quot;&amp;[.A12]&amp;&quot;)' d='M &quot;&amp;[.C12]&amp;&quot;,&quot;&amp;[.D12]&amp;&quot; c 12.46321,-84.82004 100.34527,-84.94676 100.34527,-84.94676' /&gt;&quot;" office:value-type="string" office:string-value="      &lt;path style='stroke:#002d60;marker-end:url(#triangle-11)' d='M 634.349796015815,1210.44478169211 c 12.46321,-84.82004 100.34527,-84.94676 100.34527,-84.94676' /&gt;" calcext:value-type="string">
            <text:p><text:s text:c="6"/>&lt;path style='stroke:#002d60;marker-end:url(#triangle-11)' d='M 634.349796015815,1210.44478169211 c 12.46321,-84.82004 100.34527,-84.94676 100.34527,-84.94676' /&gt;</text:p>
          </table:table-cell>
          <table:table-cell table:formula="of:=&quot;    &lt;marker id='triangle-&quot;&amp;[.A12]&amp;&quot;' viewBox='0 0 10 10' refX='5' refY='5' markerUnits='strokeWidth' markerWidth='3' orient='auto' markerHeight='3'&gt;&lt;path d='M 0 0 L 10 5 L 0 10 z' fill='&quot;&amp;[.E12]&amp;&quot;' id='path1' /&gt;&lt;/marker&gt;&quot;" office:value-type="string" office:string-value="    &lt;marker id='triangle-11' viewBox='0 0 10 10' refX='5' refY='5' markerUnits='strokeWidth' markerWidth='3' orient='auto' markerHeight='3'&gt;&lt;path d='M 0 0 L 10 5 L 0 10 z' fill='#002d60' id='path1' /&gt;&lt;/marker&gt;" calcext:value-type="string">
            <text:p><text:s text:c="4"/>&lt;marker id='triangle-11' viewBox='0 0 10 10' refX='5' refY='5' markerUnits='strokeWidth' markerWidth='3' orient='auto' markerHeight='3'&gt;&lt;path d='M 0 0 L 10 5 L 0 10 z' fill='#002d60' id='path1' /&gt;&lt;/marker&gt;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Enschede (Twente)</text:p>
          </table:table-cell>
          <table:table-cell table:formula="of:=[.$C$18]+[.F13]*[.$C$19]" office:value-type="float" office:value="1242.62076842343" calcext:value-type="float">
            <text:p>1242.62076842343</text:p>
          </table:table-cell>
          <table:table-cell table:formula="of:=[.$D$18]+[.G13]*[.$D$19]" office:value-type="float" office:value="568.029550009993" calcext:value-type="float">
            <text:p>568.029550009993</text:p>
          </table:table-cell>
          <table:table-cell office:value-type="string" calcext:value-type="string">
            <text:p>#111111</text:p>
          </table:table-cell>
          <table:table-cell office:value-type="float" office:value="6.8940537" calcext:value-type="float">
            <text:p>6.8940537</text:p>
          </table:table-cell>
          <table:table-cell office:value-type="float" office:value="52.2209855" calcext:value-type="float">
            <text:p>52.2209855</text:p>
          </table:table-cell>
          <table:table-cell table:formula="of:=&quot;      &lt;path style='stroke:&quot;&amp;[.E13]&amp;&quot;;marker-end:url(#triangle-&quot;&amp;[.A13]&amp;&quot;)' d='M &quot;&amp;[.C13]&amp;&quot;,&quot;&amp;[.D13]&amp;&quot; c 12.46321,-84.82004 100.34527,-84.94676 100.34527,-84.94676' /&gt;&quot;" office:value-type="string" office:string-value="      &lt;path style='stroke:#111111;marker-end:url(#triangle-12)' d='M 1242.62076842343,568.029550009993 c 12.46321,-84.82004 100.34527,-84.94676 100.34527,-84.94676' /&gt;" calcext:value-type="string">
            <text:p><text:s text:c="6"/>&lt;path style='stroke:#111111;marker-end:url(#triangle-12)' d='M 1242.62076842343,568.029550009993 c 12.46321,-84.82004 100.34527,-84.94676 100.34527,-84.94676' /&gt;</text:p>
          </table:table-cell>
          <table:table-cell table:formula="of:=&quot;    &lt;marker id='triangle-&quot;&amp;[.A13]&amp;&quot;' viewBox='0 0 10 10' refX='5' refY='5' markerUnits='strokeWidth' markerWidth='3' orient='auto' markerHeight='3'&gt;&lt;path d='M 0 0 L 10 5 L 0 10 z' fill='&quot;&amp;[.E13]&amp;&quot;' id='path1' /&gt;&lt;/marker&gt;&quot;" office:value-type="string" office:string-value="    &lt;marker id='triangle-12' viewBox='0 0 10 10' refX='5' refY='5' markerUnits='strokeWidth' markerWidth='3' orient='auto' markerHeight='3'&gt;&lt;path d='M 0 0 L 10 5 L 0 10 z' fill='#111111' id='path1' /&gt;&lt;/marker&gt;" calcext:value-type="string">
            <text:p><text:s text:c="4"/>&lt;marker id='triangle-12' viewBox='0 0 10 10' refX='5' refY='5' markerUnits='strokeWidth' markerWidth='3' orient='auto' markerHeight='3'&gt;&lt;path d='M 0 0 L 10 5 L 0 10 z' fill='#111111' id='path1' /&gt;&lt;/marker&gt;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Delft</text:p>
          </table:table-cell>
          <table:table-cell table:formula="of:=[.$C$18]+[.F14]*[.$C$19]" office:value-type="float" office:value="567.645116033244" calcext:value-type="float">
            <text:p>567.645116033244</text:p>
          </table:table-cell>
          <table:table-cell table:formula="of:=[.$D$18]+[.G14]*[.$D$19]" office:value-type="float" office:value="659.679854671522" calcext:value-type="float">
            <text:p>659.679854671522</text:p>
          </table:table-cell>
          <table:table-cell office:value-type="string" calcext:value-type="string">
            <text:p>#00a6d6</text:p>
          </table:table-cell>
          <table:table-cell office:value-type="float" office:value="4.3627245" calcext:value-type="float">
            <text:p>4.3627245</text:p>
          </table:table-cell>
          <table:table-cell office:value-type="float" office:value="51.9994572" calcext:value-type="float">
            <text:p>51.9994572</text:p>
          </table:table-cell>
          <table:table-cell table:formula="of:=&quot;      &lt;path style='stroke:&quot;&amp;[.E14]&amp;&quot;;marker-end:url(#triangle-&quot;&amp;[.A14]&amp;&quot;)' d='M &quot;&amp;[.C14]&amp;&quot;,&quot;&amp;[.D14]&amp;&quot; c 12.46321,-84.82004 100.34527,-84.94676 100.34527,-84.94676' /&gt;&quot;" office:value-type="string" office:string-value="      &lt;path style='stroke:#00a6d6;marker-end:url(#triangle-13)' d='M 567.645116033244,659.679854671522 c 12.46321,-84.82004 100.34527,-84.94676 100.34527,-84.94676' /&gt;" calcext:value-type="string">
            <text:p><text:s text:c="6"/>&lt;path style='stroke:#00a6d6;marker-end:url(#triangle-13)' d='M 567.645116033244,659.679854671522 c 12.46321,-84.82004 100.34527,-84.94676 100.34527,-84.94676' /&gt;</text:p>
          </table:table-cell>
          <table:table-cell table:formula="of:=&quot;    &lt;marker id='triangle-&quot;&amp;[.A14]&amp;&quot;' viewBox='0 0 10 10' refX='5' refY='5' markerUnits='strokeWidth' markerWidth='3' orient='auto' markerHeight='3'&gt;&lt;path d='M 0 0 L 10 5 L 0 10 z' fill='&quot;&amp;[.E14]&amp;&quot;' id='path1' /&gt;&lt;/marker&gt;&quot;" office:value-type="string" office:string-value="    &lt;marker id='triangle-13' viewBox='0 0 10 10' refX='5' refY='5' markerUnits='strokeWidth' markerWidth='3' orient='auto' markerHeight='3'&gt;&lt;path d='M 0 0 L 10 5 L 0 10 z' fill='#00a6d6' id='path1' /&gt;&lt;/marker&gt;" calcext:value-type="string">
            <text:p><text:s text:c="4"/>&lt;marker id='triangle-13' viewBox='0 0 10 10' refX='5' refY='5' markerUnits='strokeWidth' markerWidth='3' orient='auto' markerHeight='3'&gt;&lt;path d='M 0 0 L 10 5 L 0 10 z' fill='#00a6d6' id='path1' /&gt;&lt;/marker&gt;</text:p>
          </table:table-cell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b</text:p>
          </table:table-cell>
          <table:table-cell table:formula="of:=INTERCEPT([.C1:.C4];[.F1:.F4])" office:value-type="float" office:value="-595.6697209252" calcext:value-type="float">
            <text:p>-595.6697209252</text:p>
          </table:table-cell>
          <table:table-cell table:formula="of:=INTERCEPT([.D1:.D4];[.G1:.G4])" office:value-type="float" office:value="22172.805241425" calcext:value-type="float">
            <text:p>22172.805241425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string" calcext:value-type="string">
            <text:p>a</text:p>
          </table:table-cell>
          <table:table-cell table:formula="of:=SLOPE([.C1:.C4];[.F1:.F4])" office:value-type="float" office:value="266.648704716157" calcext:value-type="float">
            <text:p>266.648704716157</text:p>
          </table:table-cell>
          <table:table-cell table:formula="of:=SLOPE([.D1:.D4];[.G1:.G4])" office:value-type="float" office:value="-413.718268327491" calcext:value-type="float">
            <text:p>-413.718268327491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RSQ([.C1:.C4];[.F1:.F4])" office:value-type="float" office:value="0.999811461117913" calcext:value-type="float">
            <text:p>0.999811461117913</text:p>
          </table:table-cell>
          <table:table-cell table:formula="of:=RSQ([.D1:.D4];[.G1:.G4])" office:value-type="float" office:value="0.999993050994606" calcext:value-type="float">
            <text:p>0.999993050994606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2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aarten Sijm</meta:initial-creator>
    <meta:creation-date>2023-09-20T16:29:10.086051611</meta:creation-date>
    <dc:date>2023-09-20T22:55:25.388940894</dc:date>
    <dc:creator>Maarten Sijm</dc:creator>
    <meta:editing-duration>PT29M57S</meta:editing-duration>
    <meta:editing-cycles>1</meta:editing-cycles>
    <meta:document-statistic meta:table-count="1" meta:cell-count="131" meta:object-count="0"/>
    <meta:generator>LibreOffice/7.5.6.2$Linux_X86_64 LibreOffice_project/50$Build-2</meta:generator>
  </office:meta>
</office:document-meta>
</file>